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acySubstitutions.LegacySubstitutions( LegacySitemapStringTemplateParser stringTemplateParser , Locator location , String strin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ubstitutions.toString( Locator location ,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ubstitutions.toString( Locator location , ObjectModel objectModel , InvokeContext context , Map old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